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00c" officeooo:paragraph-rsid="000ba00c"/>
    </style:style>
    <style:style style:name="P2" style:family="paragraph" style:parent-style-name="Standard">
      <style:text-properties fo:color="#ce181e" officeooo:rsid="000bb190" officeooo:paragraph-rsid="000bb190"/>
    </style:style>
    <style:style style:name="P3" style:family="paragraph" style:parent-style-name="Standard">
      <style:text-properties fo:color="#ce181e" officeooo:rsid="000bb190" officeooo:paragraph-rsid="000bb190"/>
    </style:style>
    <style:style style:name="P4" style:family="paragraph" style:parent-style-name="Standard">
      <style:text-properties fo:color="#000000" officeooo:rsid="000dc51b" officeooo:paragraph-rsid="000dc5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réponse serveur : </text:p>
      <text:p text:style-name="P1"/>
      <text:p text:style-name="P1">Dans la fonction qui regarde les commandes, on donne une réponse au client qui envoie la cmd : soit null si pas de réponse, soit la réponse attendue. </text:p>
      <text:p text:style-name="P1"/>
      <text:p text:style-name="P1">Quand on veut envoyer un message en broadcast, la fonction cmd comprend qu’il faut envoyer un lessage en broadcast et appelle la fonction do_write_broadcast qui va envoyer la réponse à tout les utilisateurs sauf celui qui vient d’envoyer un message (qui recevra null)</text:p>
      <text:p text:style-name="P1"/>
      <text:p text:style-name="P2">Il faudrait qu’il n’y ait carrement rien de write quand pas de réponse ! </text:p>
      <text:p text:style-name="P2"/>
      <text:p text:style-name="P2">strcpy(client→psd,msg);</text:p>
      <text:p text:style-name="P2"/>
      <text:p text:style-name="P4">La fonction treat_writeback renvoie une structure channel pour pouvoir mettre à jour la liste des channels. En effet, la liste des channels est initialisé dans server.c. Server.c appelle la fonction treat_writeback qui peut potentiellement modifié la chaine en ajoutant un élément au début. Il faut donc pouvoir récupérer le premier élément et voila le moyen trouv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3:38:22.792671507</meta:creation-date>
    <dc:date>2018-11-06T17:48:49.811511731</dc:date>
    <meta:editing-duration>PT7M3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146" meta:character-count="909" meta:non-whitespace-character-count="766"/>
  </office:meta>
</office:document-meta>
</file>